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14S" calcext:value-type="time">
            <text:p>18:09:1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15S" calcext:value-type="time">
            <text:p>18:09:1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16S" calcext:value-type="time">
            <text:p>18:09:1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17S" calcext:value-type="time">
            <text:p>18:09: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19S" calcext:value-type="time">
            <text:p>18:09:1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22S" calcext:value-type="time">
            <text:p>18:09:2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26S" calcext:value-type="time">
            <text:p>18:09:2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28S" calcext:value-type="time">
            <text:p>18:09:2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30S" calcext:value-type="time">
            <text:p>18:09: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33S" calcext:value-type="time">
            <text:p>18:09:3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36S" calcext:value-type="time">
            <text:p>18:09: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37S" calcext:value-type="time">
            <text:p>18:09:3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38S" calcext:value-type="time">
            <text:p>18:09:3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41S" calcext:value-type="time">
            <text:p>18:09: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42S" calcext:value-type="time">
            <text:p>18:09:4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47S" calcext:value-type="time">
            <text:p>18:09:4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48S" calcext:value-type="time">
            <text:p>18:09: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48S" calcext:value-type="time">
            <text:p>18:09:4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52S" calcext:value-type="time">
            <text:p>18:09:5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55S" calcext:value-type="time">
            <text:p>18:09:5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9M56S" calcext:value-type="time">
            <text:p>18:09:5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00S" calcext:value-type="time">
            <text:p>18:10:0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02S" calcext:value-type="time">
            <text:p>18:10:0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04S" calcext:value-type="time">
            <text:p>18:10:0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07S" calcext:value-type="time">
            <text:p>18:10:0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09S" calcext:value-type="time">
            <text:p>18:10:0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11S" calcext:value-type="time">
            <text:p>18:10:1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12S" calcext:value-type="time">
            <text:p>18:10:1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13S" calcext:value-type="time">
            <text:p>18:10:1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12S" calcext:value-type="time">
            <text:p>18:09:1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14S" calcext:value-type="time">
            <text:p>18:09:1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15S" calcext:value-type="time">
            <text:p>18:09:1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15S" calcext:value-type="time">
            <text:p>18:09:1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17S" calcext:value-type="time">
            <text:p>18:09: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20S" calcext:value-type="time">
            <text:p>18:09:2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24S" calcext:value-type="time">
            <text:p>18:09:2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26S" calcext:value-type="time">
            <text:p>18:09:2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28S" calcext:value-type="time">
            <text:p>18:09:2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30S" calcext:value-type="time">
            <text:p>18:09:30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31S" calcext:value-type="time">
            <text:p>18:09: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32S" calcext:value-type="time">
            <text:p>18:09: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33S" calcext:value-type="time">
            <text:p>18:09:3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34S" calcext:value-type="time">
            <text:p>18:09:3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38S" calcext:value-type="time">
            <text:p>18:09:3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39S" calcext:value-type="time">
            <text:p>18:09: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42S" calcext:value-type="time">
            <text:p>18:09:4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43S" calcext:value-type="time">
            <text:p>18:09:4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49S" calcext:value-type="time">
            <text:p>18:09:4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51S" calcext:value-type="time">
            <text:p>18:09:5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9M52S" calcext:value-type="time">
            <text:p>18:09:5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01S" calcext:value-type="time">
            <text:p>18:10:0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02S" calcext:value-type="time">
            <text:p>18:10:0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02S" calcext:value-type="time">
            <text:p>18:10:0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09S" calcext:value-type="time">
            <text:p>18:10:0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11S" calcext:value-type="time">
            <text:p>18:10:1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13S" calcext:value-type="time">
            <text:p>18:10:1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13S" calcext:value-type="time">
            <text:p>18:10:1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9M15S" calcext:value-type="time">
            <text:p>18:09:1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9M24S" calcext:value-type="time">
            <text:p>18:09:24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9M32S" calcext:value-type="time">
            <text:p>18:09:32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9M46S" calcext:value-type="time">
            <text:p>18:09:4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0M08S" calcext:value-type="time">
            <text:p>18:10:08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9M17S" calcext:value-type="time">
            <text:p>18:09:1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9M29S" calcext:value-type="time">
            <text:p>18:09:29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9M41S" calcext:value-type="time">
            <text:p>18:09:41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9M58S" calcext:value-type="time">
            <text:p>18:09:58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0M12S" calcext:value-type="time">
            <text:p>18:10:12</text:p>
          </table:table-cell>
          <table:table-cell office:value-type="float" office:value="-85" calcext:value-type="float">
            <text:p>-85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  <table:database-ranges>
        <table:database-range table:name="__Anonymous_Sheet_DB__0" table:target-range-address="Sheet1.A2:Sheet1.C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46:18.847779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6:49.219873439</meta:creation-date>
    <meta:generator>LibreOffice/6.0.7.3$Linux_X86_64 LibreOffice_project/00m0$Build-3</meta:generator>
    <dc:date>2019-12-16T17:46:28.786147076</dc:date>
    <meta:editing-duration>PT4M1S</meta:editing-duration>
    <meta:editing-cycles>6</meta:editing-cycles>
    <meta:document-statistic meta:table-count="1" meta:cell-count="204" meta:object-count="0"/>
  </office:meta>
</office:document-meta>
</file>